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16df3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208b64" style:font-size-asian="12pt" style:font-size-complex="12pt"/>
    </style:style>
    <style:style style:name="P15" style:family="paragraph" style:parent-style-name="Standard" style:list-style-name="L9">
      <style:text-properties style:text-line-through-style="none" style:text-line-through-type="none" style:font-name="DejaVu Sans Condensed" fo:font-size="12pt" officeooo:rsid="003046c1" officeooo:paragraph-rsid="003046c1" style:font-size-asian="12pt" style:font-size-complex="12pt"/>
    </style:style>
    <style:style style:name="P16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314a6e" style:font-size-asian="12pt" style:font-weight-asian="bold" style:font-size-complex="12pt" style:font-weight-complex="bold"/>
    </style:style>
    <style:style style:name="P19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20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text-properties officeooo:paragraph-rsid="00116df3"/>
    </style:style>
    <style:style style:name="P22" style:family="paragraph" style:parent-style-name="Standard" style:list-style-name="L8">
      <style:text-properties officeooo:rsid="002574f1" officeooo:paragraph-rsid="002574f1"/>
    </style:style>
    <style:style style:name="P23" style:family="paragraph" style:parent-style-name="Standard" style:list-style-name="L10">
      <style:text-properties officeooo:paragraph-rsid="00208b64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14a6e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14a6e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574f1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c5e45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13" style:family="text">
      <style:text-properties officeooo:rsid="00208b64"/>
    </style:style>
    <style:style style:name="T14" style:family="text">
      <style:text-properties fo:font-weight="bold" officeooo:rsid="00148c7a" style:font-weight-asian="bold" style:font-weight-complex="bold"/>
    </style:style>
    <style:style style:name="T15" style:family="text">
      <style:text-properties fo:font-weight="bold" officeooo:rsid="00208b64" style:font-weight-asian="bold" style:font-weight-complex="bold"/>
    </style:style>
    <style:style style:name="T16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2ad4b0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046c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08b64" style:font-size-asian="12pt" style:font-weight-asian="bold" style:font-size-complex="12pt" style:font-weight-complex="bold"/>
    </style:style>
    <style:style style:name="T23" style:family="text">
      <style:text-properties officeooo:rsid="00274b24"/>
    </style:style>
    <style:style style:name="T24" style:family="text">
      <style:text-properties officeooo:rsid="0028356a"/>
    </style:style>
    <style:style style:name="T25" style:family="text">
      <style:text-properties officeooo:rsid="002ad4b0"/>
    </style:style>
    <style:style style:name="T26" style:family="text">
      <style:text-properties officeooo:rsid="002f404a"/>
    </style:style>
    <style:style style:name="T27" style:family="text">
      <style:text-properties officeooo:rsid="002feddb"/>
    </style:style>
    <style:style style:name="T2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28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B1" office:value-type="string">
            <text:p text:style-name="P25">3xx - Flight</text:p>
          </table:table-cell>
          <table:table-cell table:style-name="Table1.B1" office:value-type="string">
            <text:p text:style-name="P25">4xx - A2A</text:p>
          </table:table-cell>
          <table:table-cell table:style-name="Table1.B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18"><text:span text:style-name="T23">1</text:span><text:span text:style-name="T26">0</text:span><text:span text:style-name="T6">3</text:span><text:span text:style-name="T5"> - </text:span><text:span text:style-name="T24">Controls - </text:span><text:span text:style-name="T25">Pilot</text:span><text:span text:style-name="T27"> - </text:span>Throttle <text:span text:style-name="T1">Base</text:span></text:p>
      <text:p text:style-name="P4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6">Turn: --</text:p>
        </text:list-item>
      </text:list>
      <text:p text:style-name="P1">Flaps lever</text:p>
      <text:list text:style-name="L2">
        <text:list-item>
          <text:p text:style-name="P9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7">F: --</text:p>
        </text:list-item>
      </text:list>
      <text:p text:style-name="P1">T2 switch</text:p>
      <text:list text:style-name="L4">
        <text:list-item>
          <text:p text:style-name="P8">F: --</text:p>
        </text:list-item>
      </text:list>
      <text:p text:style-name="P1">T3 switch</text:p>
      <text:list text:style-name="L5">
        <text:list-item>
          <text:p text:style-name="P10">F: --</text:p>
        </text:list-item>
      </text:list>
      <text:p text:style-name="P1">T4 switch</text:p>
      <text:list text:style-name="L6">
        <text:list-item>
          <text:p text:style-name="P11">F: --</text:p>
        </text:list-item>
      </text:list>
      <text:p text:style-name="P3"><text:span text:style-name="T14">Lighted Buttons -- </text:span><text:span text:style-name="T15">Master Arm and Weapon selection</text:span></text:p>
      <text:list text:style-name="L7">
        <text:list-item>
          <text:p text:style-name="P14"><text:span text:style-name="T1">B1</text:span><text:span text:style-name="T2">: </text:span><text:span text:style-name="T12">--</text:span></text:p>
        </text:list-item>
        <text:list-item>
          <text:p text:style-name="P19">B4: --</text:p>
        </text:list-item>
        <text:list-item>
          <text:p text:style-name="P19"><text:bookmark text:name="docs-internal-guid-76cb0f28-7fff-4e99-7e69-7c07eda6889b"/>B2: --</text:p>
        </text:list-item>
        <text:list-item>
          <text:p text:style-name="P19">B5: --</text:p>
        </text:list-item>
        <text:list-item>
          <text:p text:style-name="P19">B3: --</text:p>
        </text:list-item>
        <text:list-item>
          <text:p text:style-name="P20">B6: --</text:p>
        </text:list-item>
      </text:list>
      <text:p text:style-name="P1">T5 switch</text:p>
      <text:list text:style-name="L8">
        <text:list-item>
          <text:p text:style-name="P21"><text:span text:style-name="T17">U/</text:span><text:span text:style-name="T18">D</text:span><text:span text:style-name="T17">: </text:span><text:span text:style-name="T18">Landing gear up/down (when landing gear lock lever is up)</text:span></text:p>
        </text:list-item>
        <text:list-item>
          <text:p text:style-name="P22"><text:span text:style-name="T16">S-U/S-D: Landing gear lock lever toggle (either direction toggles)</text:span></text:p>
        </text:list-item>
      </text:list>
      <text:p text:style-name="P5"><text:span text:style-name="T20">T6 switch -- </text:span><text:span text:style-name="T21">D</text:span><text:span text:style-name="T22">oor gunner control</text:span></text:p>
      <text:list text:style-name="L9">
        <text:list-item>
          <text:p text:style-name="P15">S-U/S-D: <text:bookmark text:name="docs-internal-guid-7e3e3575-7fff-5ec5-d6f6-a95fd2469f5c"/><text:span text:style-name="T13">Toggle </text:span><text:span text:style-name="T10">AI Panel Show/Hide (this puts some text on the screen showing the current AI gunner orders)</text:span></text:p>
        </text:list-item>
        <text:list-item>
          <text:p text:style-name="P16"><text:span text:style-name="T2">U:</text:span><text:bookmark text:name="docs-internal-guid-5c1c3bc9-7fff-d0bf-0d8d-375cd9dc0784"/><text:span text:style-name="T2"> </text:span><text:span text:style-name="T10">AI Gunner ROE </text:span><text:span text:style-name="T11">(Safe/Return Fire/Fire at Will</text:span><text:span text:style-name="T10">)</text:span> </text:p>
        </text:list-item>
        <text:list-item>
          <text:p text:style-name="P16"><text:span text:style-name="T2">D: </text:span><text:bookmark text:name="docs-internal-guid-f1f031f3-7fff-0854-2509-a91975f6fdeb"/><text:span text:style-name="T10">AI Gunner Burst Switch</text:span> <text:span text:style-name="T13">(Long/Short)</text:span></text:p>
        </text:list-item>
      </text:list>
      <text:p text:style-name="P1">T7 switch</text:p>
      <text:list text:style-name="L10">
        <text:list-item>
          <text:p text:style-name="P23"><text:span text:style-name="T7">U/</text:span><text:span text:style-name="T8">D</text:span><text:span text:style-name="T7">: </text:span><text:span text:style-name="T9">Open/Close Cockpit Door</text:span></text:p>
        </text:list-item>
        <text:list-item>
          <text:p text:style-name="P23"><text:span text:style-name="T18">S-U/S-</text:span><text:span text:style-name="T17">D: </text:span><text:span text:style-name="T19">Cabin Unseal Switch On/Off</text:span></text:p>
        </text:list-item>
      </text:list>
      <text:p text:style-name="P1">E1 dial -- <text:span text:style-name="T1">Kneeboard</text:span></text:p>
      <text:list text:style-name="L11">
        <text:list-item>
          <text:p text:style-name="P12">P: Kneeboard toggle</text:p>
        </text:list-item>
        <text:list-item>
          <text:p text:style-name="P17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text:style-name="L12">
        <text:list-item>
          <text:p text:style-name="P13">P: Toggle NVGs on/off</text:p>
        </text:list-item>
        <text:list-item>
          <text:p text:style-name="P13"><text:span text:style-name="T4">L/R</text:span>: NVG gain up/d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4:46.940000000</dc:date>
    <meta:editing-duration>PT3H34M16S</meta:editing-duration>
    <meta:editing-cycles>33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3" meta:word-count="195" meta:character-count="941" meta:non-whitespace-character-count="811"/>
  </office:meta>
</office:document-meta>
</file>